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cf725" officeooo:paragraph-rsid="000cf725" style:font-size-asian="24pt" style:font-size-complex="24pt"/>
    </style:style>
    <style:style style:name="P2" style:family="paragraph" style:parent-style-name="Standard">
      <style:paragraph-properties fo:text-align="end" style:justify-single-word="false"/>
      <style:text-properties fo:font-size="10pt" officeooo:rsid="000cf725" officeooo:paragraph-rsid="000cf725" style:font-size-asian="8.75pt" style:font-size-complex="10pt"/>
    </style:style>
    <style:style style:name="P3" style:family="paragraph" style:parent-style-name="Standard">
      <style:paragraph-properties fo:text-align="start" style:justify-single-word="false"/>
      <style:text-properties fo:font-size="12pt" officeooo:rsid="000cf725" officeooo:paragraph-rsid="000cf725" style:font-size-asian="10.5pt" style:font-size-complex="12pt"/>
    </style:style>
    <style:style style:name="P4" style:family="paragraph" style:parent-style-name="Standard">
      <style:paragraph-properties fo:text-align="start" style:justify-single-word="false"/>
      <style:text-properties fo:font-size="12pt" officeooo:rsid="000cf725" officeooo:paragraph-rsid="000e7713" style:font-size-asian="10.5pt" style:font-size-complex="12pt"/>
    </style:style>
    <style:style style:name="P5" style:family="paragraph" style:parent-style-name="Normal_20__28_Web_29_">
      <style:paragraph-properties fo:margin-top="0.494cm" fo:margin-bottom="0.349cm" loext:contextual-spacing="false" fo:line-height="100%" fo:text-align="start" style:justify-single-word="false"/>
      <style:text-properties style:font-name="Calibri" fo:font-size="12pt" fo:font-weight="normal" officeooo:rsid="000cf725" officeooo:paragraph-rsid="000cf725" style:font-size-asian="12pt" style:font-weight-asian="normal" style:font-size-complex="12pt" style:font-weight-complex="normal"/>
    </style:style>
    <style:style style:name="P6" style:family="paragraph" style:parent-style-name="Normal_20__28_Web_29_">
      <style:paragraph-properties fo:margin-top="0.494cm" fo:margin-bottom="0.349cm" loext:contextual-spacing="false" fo:line-height="100%" fo:text-align="start" style:justify-single-word="false"/>
      <style:text-properties style:font-name="Arial" fo:font-size="12pt" fo:font-weight="normal" officeooo:rsid="000cf725" officeooo:paragraph-rsid="000cf725" style:font-size-asian="12pt" style:font-weight-asian="normal" style:font-size-complex="12pt" style:font-weight-complex="normal"/>
    </style:style>
    <style:style style:name="P7" style:family="paragraph" style:parent-style-name="Normal_20__28_Web_29_">
      <style:paragraph-properties fo:margin-left="0cm" fo:margin-right="0cm" fo:margin-top="0.092cm" fo:margin-bottom="0cm" loext:contextual-spacing="false" fo:line-height="100%" fo:text-indent="0cm" style:auto-text-indent="false"/>
      <style:text-properties style:font-name="Calibri" fo:font-size="14pt" officeooo:paragraph-rsid="000e3725" style:font-size-asian="14pt" style:font-size-complex="14pt"/>
    </style:style>
    <style:style style:name="P8" style:family="paragraph" style:parent-style-name="Normal_20__28_Web_29_">
      <style:paragraph-properties fo:margin-top="0.092cm" fo:margin-bottom="0cm" loext:contextual-spacing="false" fo:line-height="100%" fo:text-align="start" style:justify-single-word="false"/>
      <style:text-properties style:font-name="Calibri" fo:font-size="12pt" fo:font-weight="normal" officeooo:rsid="000cf725" officeooo:paragraph-rsid="000e3725" style:font-size-asian="12pt" style:font-weight-asian="normal" style:font-size-complex="12pt" style:font-weight-complex="normal"/>
    </style:style>
    <style:style style:name="P9" style:family="paragraph" style:parent-style-name="Normal_20__28_Web_29_">
      <style:paragraph-properties fo:margin-top="0.092cm" fo:margin-bottom="0cm" loext:contextual-spacing="false" fo:line-height="100%" fo:text-align="start" style:justify-single-word="false"/>
      <style:text-properties style:font-name="Calibri" fo:font-size="12pt" officeooo:paragraph-rsid="000e3725" style:font-size-asian="12pt" style:font-size-complex="12pt"/>
    </style:style>
    <style:style style:name="P10" style:family="paragraph" style:parent-style-name="Normal_20__28_Web_29_">
      <style:paragraph-properties fo:margin-top="0cm" fo:margin-bottom="0cm" loext:contextual-spacing="false" fo:line-height="100%" fo:text-align="start" style:justify-single-word="false"/>
      <style:text-properties style:font-name="Arial" fo:font-size="12pt" fo:font-weight="normal" officeooo:rsid="000cf725" officeooo:paragraph-rsid="000cf725" style:font-size-asian="12pt" style:font-weight-asian="normal" style:font-size-complex="12pt" style:font-weight-complex="normal"/>
    </style:style>
    <style:style style:name="P11" style:family="paragraph" style:parent-style-name="Normal_20__28_Web_29_">
      <style:paragraph-properties fo:margin-top="0.101cm" fo:margin-bottom="0.101cm" loext:contextual-spacing="false" fo:line-height="100%" fo:text-align="start" style:justify-single-word="false"/>
      <style:text-properties style:font-name="Calibri" fo:font-size="12pt" fo:font-weight="normal" officeooo:rsid="000cf725" officeooo:paragraph-rsid="000e372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officeooo:rsid="000cf725" officeooo:paragraph-rsid="000cf725" style:font-size-asian="10.5pt" style:font-size-complex="12pt"/>
    </style:style>
    <style:style style:name="P13" style:family="paragraph" style:parent-style-name="Normal_20__28_Web_29_">
      <style:paragraph-properties fo:margin-top="0.092cm" fo:margin-bottom="0cm" loext:contextual-spacing="false" fo:line-height="100%" fo:text-align="start" style:justify-single-word="false"/>
      <style:text-properties style:font-name="Calibri" fo:font-size="14pt" officeooo:paragraph-rsid="000e3725" style:font-size-asian="14pt" style:font-size-complex="14pt"/>
    </style:style>
    <style:style style:name="P14" style:family="paragraph" style:parent-style-name="Normal_20__28_Web_29_">
      <style:paragraph-properties fo:margin-left="0cm" fo:margin-right="0cm" fo:margin-top="0.101cm" fo:margin-bottom="0.101cm" loext:contextual-spacing="false" fo:line-height="100%" fo:text-align="start" style:justify-single-word="false" fo:text-indent="0cm" style:auto-text-indent="false"/>
      <style:text-properties style:font-name="Calibri" fo:font-size="12pt" fo:font-weight="normal" officeooo:rsid="000cf725" officeooo:paragraph-rsid="000e7713" style:font-size-asian="12pt" style:font-weight-asian="normal" style:font-size-complex="12pt" style:font-weight-complex="normal"/>
    </style:style>
    <style:style style:name="P15" style:family="paragraph" style:parent-style-name="Normal_20__28_Web_29_">
      <style:paragraph-properties fo:margin-left="0cm" fo:margin-right="0cm" fo:margin-top="0.101cm" fo:margin-bottom="0.101cm" loext:contextual-spacing="false" fo:line-height="100%" fo:text-align="start" style:justify-single-word="false" fo:text-indent="0cm" style:auto-text-indent="false"/>
      <style:text-properties style:font-name="Calibri" fo:font-size="12pt" fo:font-weight="normal" officeooo:rsid="000cf725" officeooo:paragraph-rsid="00149306" style:font-size-asian="12pt" style:font-weight-asian="normal" style:font-size-complex="12pt" style:font-weight-complex="normal"/>
    </style:style>
    <style:style style:name="P16" style:family="paragraph" style:parent-style-name="Normal_20__28_Web_29_">
      <style:paragraph-properties fo:margin-left="0cm" fo:margin-right="0cm" fo:margin-top="0cm" fo:margin-bottom="0cm" loext:contextual-spacing="false" fo:line-height="100%" fo:text-align="start" style:justify-single-word="false" fo:text-indent="0cm" style:auto-text-indent="false"/>
      <style:text-properties style:font-name="Calibri" fo:font-size="12pt" fo:font-weight="normal" officeooo:rsid="000cf725" officeooo:paragraph-rsid="00149306" style:font-size-asian="12pt" style:font-weight-asian="normal" style:font-size-complex="12pt" style:font-weight-complex="normal"/>
    </style:style>
    <style:style style:name="P17" style:family="paragraph" style:parent-style-name="Normal_20__28_Web_29_">
      <style:paragraph-properties fo:margin-left="0cm" fo:margin-right="0cm" fo:margin-top="0cm" fo:margin-bottom="0cm" loext:contextual-spacing="false" fo:line-height="100%" fo:text-align="start" style:justify-single-word="false" fo:text-indent="0cm" style:auto-text-indent="false"/>
      <style:text-properties style:font-name="Calibri" fo:font-size="12pt" fo:font-weight="normal" officeooo:rsid="000cf725" officeooo:paragraph-rsid="001653f2" style:font-size-asian="12pt" style:font-weight-asian="normal" style:font-size-complex="12pt" style:font-weight-complex="normal"/>
    </style:style>
    <style:style style:name="T1" style:family="text">
      <style:text-properties officeooo:rsid="001bc310"/>
    </style:style>
    <style:style style:name="T2" style:family="text">
      <style:text-properties fo:font-variant="normal" fo:text-transform="none" fo:color="#000000" fo:font-size="14pt" fo:letter-spacing="normal" fo:font-style="normal" style:text-underline-style="none" officeooo:rsid="000e3725" style:font-size-asian="14pt" style:font-style-asian="normal" style:font-size-complex="14pt" style:font-style-complex="normal"/>
    </style:style>
    <style:style style:name="T3" style:family="text">
      <style:text-properties fo:font-variant="normal" fo:text-transform="none" fo:color="#000000" fo:font-size="14pt" fo:letter-spacing="normal" fo:font-style="normal" style:text-underline-style="none" officeooo:rsid="000e7713" style:font-size-asian="14pt" style:font-style-asian="normal" style:font-size-complex="14pt" style:font-style-complex="normal"/>
    </style:style>
    <style:style style:name="T4" style:family="text">
      <style:text-properties fo:font-variant="normal" fo:text-transform="none" fo:color="#000000" fo:font-size="14pt" fo:letter-spacing="normal" fo:font-style="normal" style:text-underline-style="none" officeooo:rsid="00149306" style:font-size-asian="14pt" style:font-style-asian="normal" style:font-size-complex="14pt" style:font-style-complex="normal"/>
    </style:style>
    <style:style style:name="T5" style:family="text">
      <style:text-properties fo:font-variant="normal" fo:text-transform="none" fo:color="#000000" fo:font-size="14pt" fo:letter-spacing="normal" fo:font-style="normal" style:text-underline-style="none" officeooo:rsid="001653f2" style:font-size-asian="14pt" style:font-style-asian="normal" style:font-size-complex="14pt" style:font-style-complex="normal"/>
    </style:style>
    <style:style style:name="T6" style:family="text">
      <style:text-properties fo:font-variant="normal" fo:text-transform="none" fo:color="#000000" fo:font-size="14pt" fo:letter-spacing="normal" fo:font-style="normal" style:text-underline-style="none" officeooo:rsid="0016d3c6" style:font-size-asian="14pt" style:font-style-asian="normal" style:font-size-complex="14pt" style:font-style-complex="normal"/>
    </style:style>
    <style:style style:name="T7" style:family="text">
      <style:text-properties fo:font-variant="normal" fo:text-transform="none" fo:color="#000000" fo:font-size="14pt" fo:letter-spacing="normal" fo:font-style="normal" style:text-underline-style="none" fo:font-weight="normal" officeooo:rsid="000e3725"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font-name="Arial" fo:letter-spacing="normal" fo:font-style="normal" style:text-underline-style="none" officeooo:rsid="000e3725" style:font-style-asian="normal" style:font-style-complex="normal"/>
    </style:style>
    <style:style style:name="T9" style:family="text">
      <style:text-properties fo:font-variant="normal" fo:text-transform="none" fo:color="#000000" style:font-name="Arial" fo:letter-spacing="normal" fo:font-style="normal" style:text-underline-style="none" fo:font-weight="normal" officeooo:rsid="000e3725" style:font-style-asian="normal" style:font-weight-asian="normal" style:font-style-complex="normal" style:font-weight-complex="normal"/>
    </style:style>
    <style:style style:name="T10" style:family="text">
      <style:text-properties fo:font-variant="normal" fo:text-transform="none" fo:color="#000000" style:font-name="Calibri1" fo:font-size="14pt" fo:letter-spacing="normal" fo:font-style="normal" style:text-underline-style="none" officeooo:rsid="001653f2" fo:background-color="transparent" loext:char-shading-value="0" style:font-size-asian="14pt" style:font-style-asian="normal" style:font-size-complex="14pt" style:font-style-complex="normal"/>
    </style:style>
    <style:style style:name="T11" style:family="text">
      <style:text-properties fo:font-variant="normal" fo:text-transform="none" fo:color="#000000" style:font-name="Calibri1" fo:font-size="14pt" fo:letter-spacing="normal" fo:font-style="normal" style:text-underline-style="none" officeooo:rsid="0016d3c6" fo:background-color="transparent" loext:char-shading-value="0" style:font-size-asian="14pt" style:font-style-asian="normal" style:font-size-complex="14pt" style:font-style-complex="normal"/>
    </style:style>
    <style:style style:name="T12" style:family="text">
      <style:text-properties fo:font-variant="normal" fo:text-transform="none" fo:color="#000000" style:font-name="Calibri1" fo:font-size="14pt" fo:letter-spacing="normal" fo:font-style="normal" style:text-underline-style="none" officeooo:rsid="001706cc" fo:background-color="transparent" loext:char-shading-value="0" style:font-size-asian="14pt" style:font-style-asian="normal" style:font-size-complex="14pt" style:font-style-complex="normal"/>
    </style:style>
    <style:style style:name="T13" style:family="text">
      <style:text-properties fo:font-variant="normal" fo:text-transform="none" fo:color="#990000" style:font-name="Lucida Calligraphy" fo:letter-spacing="normal" fo:font-style="italic" style:text-underline-style="solid" style:text-underline-width="auto" style:text-underline-color="font-color" fo:font-weight="bold" fo:background-color="transparent" loext:char-shading-value="0" style:font-size-asian="10.5pt" style:font-style-asian="italic" style:font-weight-asian="bold" style:font-style-complex="italic" style:font-weight-complex="bold"/>
    </style:style>
    <style:style style:name="T14" style:family="text">
      <style:text-properties fo:font-variant="normal" fo:text-transform="none" fo:color="#990000" style:font-name="Lucida Calligraphy" fo:letter-spacing="normal" fo:font-style="italic" style:text-underline-style="solid" style:text-underline-width="auto" style:text-underline-color="font-color" fo:font-weight="bold" officeooo:rsid="000e7713" fo:background-color="transparent" loext:char-shading-value="0" style:font-size-asian="10.5pt" style:font-style-asian="italic" style:font-weight-asian="bold" style:font-style-complex="italic" style:font-weight-complex="bold"/>
    </style:style>
    <style:style style:name="T15" style:family="text">
      <style:text-properties style:font-name="Arial"/>
    </style:style>
    <style:style style:name="T16" style:family="text">
      <style:text-properties fo:color="#990000" style:font-name="Lucida Calligraphy"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17" style:family="text">
      <style:text-properties fo:color="#990000" style:font-name="Lucida Calligraphy" fo:font-style="italic" style:text-underline-style="solid" style:text-underline-width="auto" style:text-underline-color="font-color" fo:font-weight="bold" officeooo:rsid="000e7713" fo:background-color="transparent" loext:char-shading-value="0" style:font-style-asian="italic" style:font-weight-asian="bold" style:font-style-complex="italic" style:font-weight-complex="bold"/>
    </style:style>
    <style:style style:name="T18"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de defensa</text:p>
      <text:p text:style-name="P2">Ismael zas</text:p>
      <text:p text:style-name="P2">Yonathan Bengoa</text:p>
      <text:p text:style-name="P3"/>
      <text:p text:style-name="P4"><text:span text:style-name="T15">Nosotros en Bit By Bit somos una empresa joven creada hace moderadamente poco tiempo (por el líder supremo</text:span> <text:span text:style-name="T16">*ISMAEL </text:span><text:span text:style-name="T17">ZAS</text:span><text:span text:style-name="T16">* </text:span><text:span text:style-name="T18">)</text:span> <text:span text:style-name="T15">con la ambición de ser una empresa de renombre en la rama informática</text:span></text:p>
      <text:p text:style-name="P12"/>
      <text:p text:style-name="P6">Nuestra misión es ofrecer software asequible a empresas e individuo<text:span text:style-name="T1">s</text:span></text:p>
      <text:p text:style-name="P10">En cuanto a nuestra visión q<text:span text:style-name="T1">ueremos ser la empresa número uno en latino américa especializada en la producción de software, paginas web e informatica en general.</text:span></text:p>
      <text:p text:style-name="P10"/>
      <text:p text:style-name="P5"><text:span text:style-name="T15">Nuestro objetivo es crear una opción fácil y accesible en el mercado informático regional, para de esta forma, aumentar el nivel general de competitividad latino americano </text:span><text:span text:style-name="Emphasis"><text:span text:style-name="T8">Internacional-mente.</text:span></text:span></text:p>
      <text:p text:style-name="P8"><text:span text:style-name="Emphasis"><text:span text:style-name="T8">En lo referente a nuestras metas para alcanzarlo pensamos en:</text:span></text:span></text:p>
      <text:p text:style-name="P9"><text:span text:style-name="Emphasis"><text:span text:style-name="T9">a</text:span></text:span><text:span text:style-name="Emphasis"><text:span text:style-name="T7">nalizar el nivel base del mercado informático regional.</text:span></text:span></text:p>
      <text:p text:style-name="P13">Investigar la manera en la que se podría aumentar este nivel.</text:p>
      <text:p text:style-name="P7">Con las investigaciones previas mejorar nuestra propia competitividad.</text:p>
      <text:p text:style-name="P8"><text:span text:style-name="Emphasis"><text:span text:style-name="T2">Aumentar la competitividad nacional, para luego proceder con la regional.</text:span></text:span></text:p>
      <text:p text:style-name="P8"><text:span text:style-name="Emphasis"><text:span text:style-name="T2"/></text:span></text:p>
      <text:p text:style-name="P11"><text:span text:style-name="Emphasis"><text:span text:style-name="T2">No poseemos un local propio pero tenemos planes para expandirnos que van dentro de 3 a 5 años.</text:span></text:span></text:p>
      <text:p text:style-name="P11"><text:span text:style-name="Emphasis"><text:span text:style-name="T2"/></text:span></text:p>
      <text:p text:style-name="P14"><text:span text:style-name="Emphasis"><text:span text:style-name="T3">En nuestro trabajo actual encontramos un pedido de la institución educativa “UTU Solymar Norte” dicho trabajo nos pedía crear una pagina de tutoría de ingles, aceptamos dicho trabajo ya que Este idioma específicamente en el rubro de la informática es especial, dado que todas las iniciativas, sean lenguajes de programación, como el propio internet, sistemas operativos, etc, fueron inventado</text:span></text:span><text:span text:style-name="Emphasis"><text:span text:style-name="T4">s</text:span></text:span><text:span text:style-name="Emphasis"><text:span text:style-name="T3"> en países angloparlantes, los cuales, obviamente, lo harían en su lenguaje nativo, </text:span></text:span><text:bookmark text:name="_GoBack"/><text:span text:style-name="Emphasis"><text:span text:style-name="T3">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14"><text:span text:style-name="Emphasis"><text:span text:style-name="T3"/></text:span></text:p>
      <text:p text:style-name="P15"><text:span text:style-name="Emphasis"><text:span text:style-name="T4"/></text:span></text:p>
      <text:p text:style-name="P15"><text:span text:style-name="Emphasis"><text:span text:style-name="T4"/></text:span></text:p>
      <text:p text:style-name="P15"><text:span text:style-name="Emphasis"><text:span text:style-name="T4"/></text:span></text:p>
      <text:p text:style-name="P15"><text:soft-page-break/><text:span text:style-name="Emphasis"><text:span text:style-name="T4">CAPITULO 1 INICIO:</text:span></text:span></text:p>
      <text:p text:style-name="P16"><text:span text:style-name="Emphasis"><text:span text:style-name="T4">Para dar por empezado este proyecto comenzamos con una lluvia de ideas de como podia ser la pagina ya que las unicas indicaciones que </text:span></text:span><text:span text:style-name="Emphasis"><text:span text:style-name="T6">teníamos</text:span></text:span><text:span text:style-name="Emphasis"><text:span text:style-name="T4"> fueron “una pagina de tutoria de ingles” </text:span></text:span><text:span text:style-name="Emphasis"><text:span text:style-name="T6">la lluvia de ideas culmino en</text:span></text:span><text:span text:style-name="Emphasis"><text:span text:style-name="T4"> una pagina con varios niveles de tutoria con una prueba final para cada nivel y una mensualidad pagada para mantener el servidor. Al inicio seria una pagina con posibilidad de expancion a mas idiomas todo controlado por un administrador, al completar un nivel </text:span></text:span><text:span text:style-name="Emphasis"><text:span text:style-name="T6">conseguirías</text:span></text:span><text:span text:style-name="Emphasis"><text:span text:style-name="T4"> “estrellas” las cuales sirven para conseguir premios, </text:span></text:span><text:span text:style-name="Emphasis"><text:span text:style-name="T6">coleccionables</text:span></text:span><text:span text:style-name="Emphasis"><text:span text:style-name="T4"> y un descuento para la </text:span></text:span><text:span text:style-name="Emphasis"><text:span text:style-name="T6">próxima</text:span></text:span><text:span text:style-name="Emphasis"><text:span text:style-name="T4"> mensualidad varias de estas ideas quedaron descartadas ya que estamos conscientes de nuestros limites y un proyecto </text:span></text:span><text:span text:style-name="Emphasis"><text:span text:style-name="T6">así</text:span></text:span><text:span text:style-name="Emphasis"><text:span text:style-name="T4"> se nos quedaba muy grande de esta forma llegamos a la idea actual la cual seria una pagina interactiva que mantiene la </text:span></text:span><text:span text:style-name="Emphasis"><text:span text:style-name="T6">función</text:span></text:span><text:span text:style-name="Emphasis"><text:span text:style-name="T4"> de los niveles y sus pruebas finales estos niveles se basarían <text:s/></text:span></text:span></text:p>
      <text:p text:style-name="P16"><text:span text:style-name="Emphasis"><text:span text:style-name="T4">en flashcards para enseñar, la mensualidad </text:span></text:span><text:span text:style-name="Emphasis"><text:span text:style-name="T6">también</text:span></text:span><text:span text:style-name="Emphasis"><text:span text:style-name="T4"> se mantuvo pero se descartaron las estrellas </text:span></text:span><text:span text:style-name="Emphasis"><text:span text:style-name="T6">tendríamos</text:span></text:span><text:span text:style-name="Emphasis"><text:span text:style-name="T4"> </text:span></text:span><text:span text:style-name="Emphasis"><text:span text:style-name="T6">también</text:span></text:span><text:span text:style-name="Emphasis"><text:span text:style-name="T4"> perfiles con una </text:span></text:span><text:span text:style-name="Emphasis"><text:span text:style-name="T6">descripción</text:span></text:span><text:span text:style-name="Emphasis"><text:span text:style-name="T4"> del usuario </text:span></text:span><text:span text:style-name="Emphasis"><text:span text:style-name="T5">contando </text:span></text:span><text:span text:style-name="Emphasis"><text:span text:style-name="T6">al mismo tiempo </text:span></text:span><text:span text:style-name="Emphasis"><text:span text:style-name="T5">con</text:span></text:span><text:span text:style-name="Emphasis"><text:span text:style-name="T4"> un admin el </text:span></text:span><text:span text:style-name="Emphasis"><text:span text:style-name="T6">cual</text:span></text:span><text:span text:style-name="Emphasis"><text:span text:style-name="T4"> se </text:span></text:span><text:span text:style-name="Emphasis"><text:span text:style-name="T6">encargaría</text:span></text:span><text:span text:style-name="Emphasis"><text:span text:style-name="T4"> del soporte al usuario.</text:span></text:span></text:p>
      <text:p text:style-name="P16"><text:span text:style-name="Emphasis"><text:span text:style-name="T4"/></text:span></text:p>
      <text:p text:style-name="P17"><text:span text:style-name="Emphasis"><text:span text:style-name="T5">capitulo 2 desarrollo:</text:span></text:span></text:p>
      <text:p text:style-name="P17"><text:span text:style-name="Emphasis"><text:span text:style-name="T5">nuestro </text:span></text:span><text:span text:style-name="Emphasis"><text:span text:style-name="T6">líder</text:span></text:span><text:span text:style-name="Emphasis"><text:span text:style-name="T5"> (dios y salvador </text:span></text:span><text:span text:style-name="Emphasis"><text:span text:style-name="T13">ISMAEL </text:span></text:span><text:span text:style-name="Emphasis"><text:span text:style-name="T14">ZAS</text:span></text:span><text:span text:style-name="Emphasis"><text:span text:style-name="T13">* </text:span></text:span><text:span text:style-name="Emphasis"><text:span text:style-name="T10">) </text:span></text:span><text:span text:style-name="Emphasis"><text:span text:style-name="T11">empezó</text:span></text:span><text:span text:style-name="Emphasis"><text:span text:style-name="T10"> a organizarnos para iniciar el desarrollo de la pagina </text:span></text:span><text:span text:style-name="Emphasis"><text:span text:style-name="T11">creándose</text:span></text:span><text:span text:style-name="Emphasis"><text:span text:style-name="T10"> la pagina de inicio, registro/ingreso y membresías esto </text:span></text:span><text:span text:style-name="Emphasis"><text:span text:style-name="T11">costaría</text:span></text:span><text:span text:style-name="Emphasis"><text:span text:style-name="T10"> </text:span></text:span><text:span text:style-name="Emphasis"><text:span text:style-name="T11">1 o 2</text:span></text:span><text:span text:style-name="Emphasis"><text:span text:style-name="T10"> </text:span></text:span><text:span text:style-name="Emphasis"><text:span text:style-name="T11">semanas</text:span></text:span><text:span text:style-name="Emphasis"><text:span text:style-name="T10"> y </text:span></text:span><text:span text:style-name="Emphasis"><text:span text:style-name="T11">2</text:span></text:span><text:span text:style-name="Emphasis"><text:span text:style-name="T10"> trabajadores el proyecto empezaba a tomar forma y se </text:span></text:span><text:span text:style-name="Emphasis"><text:span text:style-name="T11">podía</text:span></text:span><text:span text:style-name="Emphasis"><text:span text:style-name="T10"> navegar entre las pestañas lo siguiente fue crear una base de datos y juntarlo a la </text:span></text:span><text:span text:style-name="Emphasis"><text:span text:style-name="T11">función</text:span></text:span><text:span text:style-name="Emphasis"><text:span text:style-name="T10"> de ingreso/registro para tener un “usuario </text:span></text:span><text:span text:style-name="Emphasis"><text:span text:style-name="T11">básico</text:span></text:span><text:span text:style-name="Emphasis"><text:span text:style-name="T10">” que mas adelante se profundizaría a </text:span></text:span><text:span text:style-name="Emphasis"><text:span text:style-name="T11">continuación</text:span></text:span><text:span text:style-name="Emphasis"><text:span text:style-name="T10"> de eso se fueron corrigiendo errores en la pagina y creando los distintos niveles 1,2 y 3 cada uno con sus pruebas mientras esto </text:span></text:span><text:span text:style-name="Emphasis"><text:span text:style-name="T11">o</text:span></text:span><text:span text:style-name="Emphasis"><text:span text:style-name="T10">curia el programador principal se aseguraba de que las flashcard funcionaran como deberían, </text:span></text:span><text:span text:style-name="Emphasis"><text:span text:style-name="T12">llegados a este punto comenzamos a traducir la pagina al ingl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494cm" fo:margin-bottom="0.25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0:18:12.619000000</meta:creation-date>
    <dc:date>2021-10-23T11:36:35.439000000</dc:date>
    <meta:editing-duration>PT34M25S</meta:editing-duration>
    <meta:editing-cycles>3</meta:editing-cycles>
    <meta:generator>LibreOffice/5.1.2.2$Windows_x86 LibreOffice_project/d3bf12ecb743fc0d20e0be0c58ca359301eb705f</meta:generator>
    <meta:document-statistic meta:table-count="0" meta:image-count="0" meta:object-count="0" meta:page-count="2" meta:paragraph-count="19" meta:word-count="591" meta:character-count="3718" meta:non-whitespace-character-count="3143"/>
  </office:meta>
</office:document-meta>
</file>